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Verdana" svg:font-family="Verdana"/>
    <style:font-face style:name="sans-serif" svg:font-family="sans-serif"/>
    <style:font-face style:name="DejaVu Sans1" svg:font-family="'DejaVu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fo:line-height="100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top="0cm" fo:margin-bottom="0cm" fo:line-height="100%" fo:orphans="2" fo:widows="2" fo:padding="0cm" fo:border="none"/>
    </style:style>
    <style:style style:name="P4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T1" style:family="text"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T2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name-asian="Thorndale" style:font-size-asian="12pt" style:font-style-asian="normal" style:font-weight-asian="normal" style:font-name-complex="Thorndale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letter-spacing="normal"/>
    </style:style>
    <style:style style:name="T9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sans-serif" fo:font-size="12pt" fo:letter-spacing="normal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3" style:family="text">
      <style:text-properties fo:font-variant="normal" fo:text-transform="none" fo:color="#000000" style:font-name="sans-serif" fo:font-size="9.75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5" style:family="text">
      <style:text-properties fo:font-variant="normal" fo:text-transform="none" fo:color="#000000" style:font-name="sans-serif" fo:font-size="9.75pt" fo:letter-spacing="normal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645ad" style:text-line-through-styl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0645ad" style:text-line-through-style="none" style:font-name="Times New Roman" fo:font-size="9.7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faa700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color="#3366bb" style:text-line-through-style="none" style:font-name="sans-serif" fo:font-size="9.75pt" fo:letter-spacing="normal" fo:font-style="normal" style:text-underline-style="none" fo:font-weight="normal" style:text-blinking="false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лайд 1:</text:p>
      <text:p text:style-name="Standard"/>
      <text:p text:style-name="Standard">Я, Назаренко Никита Вячеславович представляю выпускную квалификационную работу по теме «<text:span text:style-name="T2">Разработка системы управления сетевым доступом к файлам с поддержкой контроля версий для ОС GNU/Linux</text:span>»</text:p>
      <text:p text:style-name="Standard"/>
      <text:p text:style-name="Standard">Слайд 2:</text:p>
      <text:p text:style-name="Standard"/>
      <text:p text:style-name="P1">Санкт-Петербургский городской дворец творчества юных(СпбГДТЮ) обладает большой и сложной организационной структурой, для каждого элемента которого, характерен свой вид деятельности. Сотрудники дворца разделены на коллективы или отделы, отвечающие за определенный вид деятельности. Каждый отдел в свою очередь имеет большое количество своих подразделений. У каждого коллектива или отдела есть свой директор, один или несколько заместителей и большое количество сотрудников.</text:p>
      <text:p text:style-name="P1"/>
      <text:p text:style-name="P1">Слайд 3:</text:p>
      <text:p text:style-name="P1"/>
      <text:p text:style-name="P1">Основной функцией дворца является оказание образовательных и воспитательных услуг, предоставление которых оказывают учебные коллективы. Для обеспечения совместной работы сотрудников требуется система сетевого хранения файлов <text:s/>с <text:s/>возможностью ограничения прав доступа сотрудников по подразделениям и рабочим группам и поддержкой хранения версий файлов.</text:p>
      <text:p text:style-name="P1"/>
      <text:p text:style-name="P1">Слайд 4:</text:p>
      <text:p text:style-name="P1"/>
      <text:p text:style-name="P1">Samba — программа, которая позволяет обращаться к сетевым дискам на различных операционных системах по протоколу SMB/CIFS. </text:p>
      <text:p text:style-name="P1">Имеет клиентскую и серверную части. Является свободным программным обеспечением, выпущена под лицензией GPL. Такая система удобна в использовании, предоставляет «прозрачный» доступ клиенту к файлам. Под прозрачностью подразумевается, что пользователь не видит разницы между локальным и удалённым файлом.</text:p>
      <text:p text:style-name="P1">Минусами данного варианта реализации являются: ориентированность на работу в локальной сети, отсутствие версионности хранящихся файлов. <text:span text:style-name="T5">Samba весьма "говорливый" протокол - он генерирует большое количество пакетов, даже если вы работаете с мелкими файлами. Из-за этого могут появиться проблемы с производительностью: Samba очень чувствительна к потерянным или задержавшимся пакетам. Вероятность таких потерь весьма велика в интернете, по сравнению со значительно более компактными локальными сетями.</text:span></text:p>
      <text:p text:style-name="P1"/>
      <text:p text:style-name="P1">FTP — протокол, предназначенный для передачи файлов в компьютерных сетях. Данное решение сложно в настройке, использовании. У этого решения отсутствует возможность </text:p>
      <text:p text:style-name="P1">удалённой работы с файлами. Файлы требуется сначала загрузить на локальный диск, внести </text:p>
      <text:p text:style-name="P1">изменения и после этого загрузить обратно на сервер. При этом не сохраняется предыдущая версия файла. При использовании такого решения, сложно получать информацию об изменениях прав доступа, модификациях файлов и дерева каталогов. Версионность доступа реализуется с только с помощью версионных ФС. </text:p>
      <text:p text:style-name="P1"/>
      <text:p text:style-name="P1">Система управления версиями — программное обеспечение для облегчения работы с изменяющейся информацией. Система управления версиями позволяет хранить несколько версий одного и того же документа, при необходимости, возвращаться к более ранним версиям, определять, кто и когда сделал то или иное изменение и многое другое.</text:p>
      <text:p text:style-name="P1">Системы контроля версий такие как: git, svn, cvs; требуют определённой подготовки от пользователя. Это решение требует от пользователя ручного получения файлов из хранилища <text:soft-page-break/>и помещения их обратно. Исходя из причин по которым создавались такие системы, невозможно ограничить глубину сохранения версий файлов, что при использовании не-текстовых данных приводит к быстрому разрастанию хранилища файлов.</text:p>
      <text:p text:style-name="P1"/>
      <text:p text:style-name="P1">Система документооборота, система электронного документооборота (СЭД) — автоматизированная многопользовательская система, сопровождающая процесс управления работой иерархической организации с целью обеспечения выполнения этой организацией своих функций. Такие системы ориентированы на управление бизнес-процессами и оперируют понятием документа. Организовать в такой системе совместную работу над разнородными материалами, такими как методические пособия сложно, поскольку зачастую это может быть мультимедийная информация к обработке и хранению которой СЭД не приспособлены.</text:p>
      <text:p text:style-name="P1"/>
      <text:p text:style-name="P1">Слайд 5: Архитектура БД</text:p>
      <text:p text:style-name="P1"/>
      <text:p text:style-name="P1">В проекте используется технология объектно-реляционного отображения, позволяющая работать с записями в базе данных, как с объектами языка программирования. Такой подход позволяет представить базу данных как абстрактное хранилище объектов и не задумываться над деталями конкретной реализации БД. Для хранения данных может использоваться любая реляционная СУБД, которая поддерживается выбранной библиотекой для объектно-реляционного отображения.</text:p>
      <text:p text:style-name="P1"/>
      <text:p text:style-name="P1">Основные сущности используемые в системе показаны на слайде. В базе данных хранится информация о пользователях, группах, правах доступа, хранящихся файлах их содержимом и версиях файлов..</text:p>
      <text:p text:style-name="P1"/>
      <text:p text:style-name="P1">Слайд 6: Архитектура клиентского приложения</text:p>
      <text:p text:style-name="P1"/>
      <text:p text:style-name="P1">Клиентская часть реализует доступ к файловому хранилищу как к подкаталогу в дереве файлов пользователя. Это достигается использованием средств, которые позволяют предоставить POSIX интерфейс к сетевому хранилищу данных.</text:p>
      <text:p text:style-name="P1">Организация доступа сделана на основе технологии FUSE - файловых систем в пространстве <text:span text:style-name="T25">пользователя. Это модуль для ядер Unix-подобных ОС,</text:span><text:span text:style-name="T6"> о</text:span><text:span text:style-name="T5">н позволяет пользователям без привилегий создавать их собственные </text:span>файловые системы<text:span text:style-name="T5"> без необходимости переписывать код ядра. Это достигается за счёт запуска кода файловой системы в пространстве пользователя, в то время как модуль FUSE только предоставляет «мост» для актуальных интерфейсов ядра.</text:span><text:span text:style-name="T25"> Такая технология </text:span><text:span text:style-name="T5">полезна для написания </text:span><text:a xlink:type="simple" xlink:href="http://ru.wikipedia.org/wiki/Виртуальная_файловая_система"><text:span text:style-name="T21">виртуальных файловых систем</text:span></text:a><text:span text:style-name="T5">. В отличие от традиционных файловых систем, которые по существу сохраняют информацию для восстановления данных с диска, виртуальные файловые системы не хранят данные непосредственно. Они действуют как представление существующей файловой системы или устройства хранения.</text:span></text:p>
      <text:p text:style-name="P1"/>
      <text:p text:style-name="P1">Слайд 7: Архитектура сервера приложений</text:p>
      <text:p text:style-name="P1"/>
      <text:p text:style-name="P1">Сервер приложений используется для обработки запросов пользователей и подготовкой полученных файлов к сохранению в хранилище. Сервер приложений состоит из многопоточного обработчика запросов пользователей, обработчика аутентификации и авторизации пользователей и обработчика davfs протокола используемого для связи с клиентским приложением.</text:p>
      <text:p text:style-name="Text_20_body">Сервер приложений использует WebDAV, сетевой протокол <text:span text:style-name="T12">высокого уровня, работающий поверх </text:span><text:a xlink:type="simple" xlink:href="http://ru.wikipedia.org/wiki/HTTP"><text:span text:style-name="T18">HTTP</text:span></text:a><text:span text:style-name="T12"> для доступа к объектам и коллекциям. Данный протокол был разработан для совместной работы над удалёнными файлами и призван заменить собой такие протоколы как FTP и SMB</text:span></text:p>
      <text:p text:style-name="P1"><text:soft-page-break/>Диаграмма классов системы, без реализации WebDAV и http-сервера представлена на слайде.. Система постоена на принципе независимости реализации WebDAV протокола от реализации хранения файлов и информации о пользователях, что позволяет реализовать разные способы хранения данных не внося изменения в реализацию WebDAV протокола. </text:p>
      <text:p text:style-name="P4">Ссылки на RFC, вдруг спросят: <text:span text:style-name="T12">2291, 2518, 3648, 3744</text:span></text:p>
      <text:p text:style-name="P4"><text:span text:style-name="T12"/></text:p>
      <text:p text:style-name="P1"><text:span text:style-name="T12">Слайды 8-9:</text:span></text:p>
      <text:p text:style-name="P1"><text:span text:style-name="T12"/></text:p>
      <text:p text:style-name="P1"><text:span text:style-name="T12">Описание администраторского интерфейса, кратко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Verdana" svg:font-family="Verdana"/>
    <style:font-face style:name="sans-serif" svg:font-family="sans-serif"/>
    <style:font-face style:name="DejaVu Sans1" svg:font-family="'DejaVu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2" style:font-size-asian="12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3f__3f__3f__3f__3f__3f__3f_" style:display-name="???????" style:family="paragraph">
      <style:paragraph-properties fo:margin-left="0cm" fo:margin-right="0cm" style:line-height-at-least="0.353cm" fo:text-align="start" style:justify-single-word="false" fo:text-indent="0cm" style:auto-text-indent="false"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>
      <style:text-properties fo:font-size="16pt" style:font-size-asian="16pt" style:font-size-complex="16pt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/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_3f__3f__3f__3f__3f__3f__3f__20__3f__3f__3f__3f__3f_" style:display-name="????????? ?????" style:family="paragraph" style:parent-style-name="_3f__3f__3f__3f__3f__3f__3f_">
      <style:text-properties fo:font-size="12pt" style:font-size-asian="12pt" style:font-size-complex="12pt"/>
    </style:style>
    <style:style style:name="lyt-cool_7e_LT_7e_Gliederung_20_1" style:display-name="lyt-cool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_3f__3f__3f__3f__3f__3f__3f__20__3f__3f__3f__3f_" style:display-name="??????? ????" style:family="paragraph">
      <style:paragraph-properties style:text-autospace="none"/>
      <style:text-properties style:font-name="Thorndale" style:font-name-asian="Thorndale" style:font-name-complex="Thorndal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WW-_3f__3f__3f__3f__3f__3f__3f__3f__3f__20_11" style:display-name="WW-????????? 1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cm" fo:margin-right="0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0cm" fo:margin-right="0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/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SavanT</meta:initial-creator>
    <meta:creation-date>2010-11-27T02:19:29</meta:creation-date>
    <dc:date>2010-11-27T03:34:36</dc:date>
    <dc:creator>Dark SavanT</dc:creator>
    <meta:editing-duration>PT01H15M07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3" meta:paragraph-count="29" meta:word-count="822" meta:character-count="6578"/>
  </office:meta>
</office:document-meta>
</file>